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79" officeooo:paragraph-rsid="000f3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suis un document 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0T10:40:42.253435118</meta:creation-date>
    <dc:date>2020-07-10T10:41:43.827624349</dc:date>
    <meta:editing-duration>PT1M5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6.4.4.2$Linux_X86_64 LibreOffice_project/40$Build-2</meta:generator>
  </office:meta>
</office:document-meta>
</file>